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88e" officeooo:paragraph-rsid="000db88e"/>
    </style:style>
    <style:style style:name="P2" style:family="paragraph" style:parent-style-name="Standard">
      <style:text-properties officeooo:paragraph-rsid="000db88e"/>
    </style:style>
    <style:style style:name="P3" style:family="paragraph" style:parent-style-name="Standard">
      <style:text-properties fo:color="#000000" loext:opacity="100%" officeooo:rsid="000db88e" officeooo:paragraph-rsid="000db88e"/>
    </style:style>
    <style:style style:name="P4" style:family="paragraph" style:parent-style-name="Standard">
      <style:text-properties fo:color="#000000" loext:opacity="100%" officeooo:paragraph-rsid="000db88e"/>
    </style:style>
    <style:style style:name="P5" style:family="paragraph" style:parent-style-name="Standard">
      <style:text-properties fo:color="#c9211e" loext:opacity="100%" officeooo:rsid="000db88e" officeooo:paragraph-rsid="000db88e"/>
    </style:style>
    <style:style style:name="P6" style:family="paragraph" style:parent-style-name="Standard">
      <style:text-properties officeooo:rsid="000db88e" officeooo:paragraph-rsid="000db88e" fo:background-color="#5097ff"/>
    </style:style>
    <style:style style:name="T1" style:family="text">
      <style:text-properties officeooo:rsid="000db88e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 officeooo:rsid="000db88e"/>
    </style:style>
    <style:style style:name="T4" style:family="text">
      <style:text-properties fo:background-color="#5097ff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2 :</text:p>
      <text:p text:style-name="P1"/>
      <text:p text:style-name="P2"><text:span text:style-name="T1">1)</text:span>Qu’est ce que l’environnement d’une organisation ? </text:p>
      <text:p text:style-name="P1">environnement = contexte externe qui a des conséquence</text:p>
      <text:p text:style-name="P1"/>
      <text:p text:style-name="P1"/>
      <text:p text:style-name="P2"><text:span text:style-name="T1">2)</text:span>Expliquez les trois niveaux d’environnement : le micro-environnement ; le mésoenvironnement et le macro-environnement </text:p>
      <text:p text:style-name="P1"/>
      <text:p text:style-name="P1">micro= partenaire(partie prenantes) de l’entreprises qui influe sur l’entreprise et sur lesquelles, elle peut influer (clients,fournisseurs concurrents,salariés,banque)</text:p>
      <text:p text:style-name="P1">meso = influe directement l’entreprise mais l’entreprise influe peu(etat,groupe pression)</text:p>
      <text:p text:style-name="P1">macro = les facteurs qui influe directement sur l’entreprise et que l’entreprise n’influe pas (environnement législatif,technologique,social) + les règles de la société</text:p>
      <text:p text:style-name="P5"/>
      <text:p text:style-name="P4"><text:span text:style-name="T1">3)</text:span>Le micro-environnement peut s’analyser par les 5 forces de Porter, quelles sont-elles ? </text:p>
      <text:p text:style-name="P3"/>
      <text:p text:style-name="P3">-Clients,fournisseurs concurrents,salariés,banque</text:p>
      <text:p text:style-name="P5"/>
      <text:p text:style-name="P2"><text:span text:style-name="T3">4)</text:span>Le macro-environnement peut-être analysé par la méthode PESTEL, quels sont les éléments qui composent cette méthode ? </text:p>
      <text:p text:style-name="P5"/>
      <text:p text:style-name="P1"><text:span text:style-name="T2">P</text:span>.olitiques</text:p>
      <text:p text:style-name="P1"><text:span text:style-name="T2">E</text:span>.conomiques</text:p>
      <text:p text:style-name="P1"><text:span text:style-name="T2">S</text:span>.ociologiques</text:p>
      <text:p text:style-name="P1"><text:span text:style-name="T2">T</text:span>.echnologiques</text:p>
      <text:p text:style-name="P1"><text:span text:style-name="T2">E</text:span>.cologiques</text:p>
      <text:p text:style-name="P1"><text:span text:style-name="T2">L</text:span>.égale</text:p>
      <text:p text:style-name="P2"/>
      <text:p text:style-name="P2"><text:span text:style-name="T1">5)</text:span>Donnez des exemples d’interactions environnement sur organisation. </text:p>
      <text:p text:style-name="P1"/>
      <text:p text:style-name="P1">-Changement de mode cela impact l’organisation positivement ou négativement</text:p>
      <text:p text:style-name="P1"/>
      <text:p text:style-name="P2"><text:span text:style-name="T1">6)</text:span>Donnez des exemples d’interactions organisation sur environnement </text:p>
      <text:p text:style-name="P1"/>
      <text:p text:style-name="P1">-baisse de production d’un produit fait changer le mode de consomation</text:p>
      <text:p text:style-name="P1"/>
      <text:p text:style-name="P2"><text:span text:style-name="T1">7)</text:span>Qu’est-ce que la veille et pourquoi est-elle importante à l’organisation ? </text:p>
      <text:p text:style-name="P6"/>
      <text:p text:style-name="P1"><text:span text:style-name="T6">rechercher et collecter des informations pertinentes pour l'entreprise, pour ensuite s'en servir dans la prise de décision</text:span>. Elle est utile pour l’organisation afin de pouvoir crée des produits ou de fournir des services pertinents au clients.</text:p>
      <text:p text:style-name="P1"/>
      <text:p text:style-name="P2"><text:span text:style-name="T1">8)</text:span>Qu’appelle-t-on l’intelligence économique ? </text:p>
      <text:p text:style-name="P1"/>
      <text:p text:style-name="P1">C’est le fait de s’intéresser au marché éco et capacité éco à avoir (comme l’offre et la demande)</text:p>
      <text:p text:style-name="P1"/>
      <text:p text:style-name="P2"><text:span text:style-name="T1">9)</text:span>Comment une organisation peut-elle faire de la veille ? Quels outils numériques peut-elle aussi utiliser ? </text:p>
      <text:p text:style-name="P1"/>
      <text:p text:style-name="P1">Les bourse /des graphiqu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21:05:58.913000000</meta:creation-date>
    <dc:date>2023-09-11T20:10:34.753000000</dc:date>
    <meta:editing-duration>PT49M24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6" meta:word-count="241" meta:character-count="1866" meta:non-whitespace-character-count="1642"/>
  </office:meta>
</office:document-meta>
</file>